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3623de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T1" style:family="text">
      <style:text-properties officeooo:rsid="0002210b"/>
    </style:style>
    <style:style style:name="T2" style:family="text">
      <style:text-properties officeooo:rsid="0003629c"/>
    </style:style>
    <style:style style:name="T3" style:family="text">
      <style:text-properties officeooo:rsid="0004887d"/>
    </style:style>
    <style:style style:name="T4" style:family="text">
      <style:text-properties officeooo:rsid="0005ca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re we can see that the user has the possibility to choose the game he want : player against player or player against AI.</text:p>
      <text:p text:style-name="P2">In this last case, he can also choose against what AI he want to compete.</text:p>
      <text:p text:style-name="P2"><text:span text:style-name="T1">When a user opens our appli, </text:span><text:span text:style-name="T2">player are not initialisated </text:span><text:span text:style-name="T3">and create in the list</text:span><text:span text:style-name="T2">.</text:span></text:p>
      <text:p text:style-name="P2"><text:span text:style-name="T2">It’s when he clic</text:span><text:span text:style-name="T3">k</text:span><text:span text:style-name="T2">s on menu </text:span><text:span text:style-name="T3">that p</text:span><text:span text:style-name="T4">l</text:span><text:span text:style-name="T3">ayers or player and AI are add in the list.</text:span></text:p>
      <text:p text:style-name="P2"><text:span text:style-name="T3">If user decides to change </text:span><text:span text:style-name="T4">the game, the element in the list are deleted and new element are created.</text:span></text:p>
      <text:p text:style-name="P1">A game AI against AI is not possible.</text:p>
      <text:p text:style-name="P1"/>
      <text:p text:style-name="P1">However we have some additional features :</text:p>
      <text:list xml:id="list1696632387" text:style-name="L1">
        <text:list-item>
          <text:p text:style-name="P3">each player has a score</text:p>
        </text:list-item>
        <text:list-item>
          <text:p text:style-name="P3">user has the possibility to use the keyboard : <text:span text:style-name="T4">arrow to move, enter to valid and space to stop <text:tab/>the game.</text:span></text:p>
        </text:list-item>
      </text:list>
      <text:list xml:id="list66574641" text:style-name="L2">
        <text:list-item>
          <text:p text:style-name="P4">the player has the possibility to change the first pawn selected <text:span text:style-name="T4">with keyboard and mouse</text:span></text:p>
        </text:list-item>
        <text:list-item>
          <text:p text:style-name="P4">the available destinations of the pawn are indicat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8:51:13.433074585</meta:creation-date>
    <dc:date>2022-06-03T10:00:32.941089304</dc:date>
    <meta:editing-duration>PT55M3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58" meta:character-count="805" meta:non-whitespace-character-count="661"/>
  </office:meta>
</office:document-meta>
</file>